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66b2" officeooo:paragraph-rsid="000f66b2"/>
    </style:style>
    <style:style style:name="P2" style:family="paragraph" style:parent-style-name="Standard">
      <style:text-properties officeooo:rsid="000f66b2" officeooo:paragraph-rsid="000f66b2"/>
    </style:style>
    <style:style style:name="T1" style:family="text">
      <style:text-properties officeooo:rsid="001205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SESSÃO 2]</text:p>
      <text:p text:style-name="P1"/>
      <text:p text:style-name="P1">Leitor teria opção de logar p/ fazer a renovação</text:p>
      <text:p text:style-name="P1"/>
      <text:p text:style-name="P1">ATORES:</text:p>
      <text:p text:style-name="P1">Leitor</text:p>
      <text:p text:style-name="P1">Bibliotecario</text:p>
      <text:p text:style-name="P1">Administrador</text:p>
      <text:p text:style-name="P1"/>
      <text:p text:style-name="P1">CASOS DE USO</text:p>
      <text:p text:style-name="P1"/>
      <text:p text:style-name="P1">→ Registrar livro</text:p>
      <text:p text:style-name="P1">→ Pesquisar livro</text:p>
      <text:p text:style-name="P1">→ Empréstimo</text:p>
      <text:p text:style-name="P1">→ Reservar livro</text:p>
      <text:p text:style-name="P1">→ renovar empréstimo</text:p>
      <text:p text:style-name="P1">→ devolução</text:p>
      <text:p text:style-name="P1">→ cadastrar leitor</text:p>
      <text:p text:style-name="P1">→ cadastrar operador</text:p>
      <text:p text:style-name="P1">→ solicitar relatório</text:p>
      <text:p text:style-name="P1">→ apagar usuário</text:p>
      <text:p text:style-name="P1">→ atualizar info. do usuário</text:p>
      <text:p text:style-name="P1">→ remover livro</text:p>
      <text:p text:style-name="P1">→ atualizar livro</text:p>
      <text:p text:style-name="P1">→ pesquisar usuário</text:p>
      <text:p text:style-name="P1"/>
      <text:p text:style-name="P1"/>
      <text:p text:style-name="P1">QUESTÕES</text:p>
      <text:p text:style-name="P1">→ como padronizar a localização do livro</text:p>
      <text:p text:style-name="P1">→ que estrutura de dados utilizar para armazenar as coleções de objetos</text:p>
      <text:p text:style-name="P1"/>
      <text:p text:style-name="P1">FATOS</text:p>
      <text:p text:style-name="P1">→ os livros precisam de um cod. De localização</text:p>
      <text:p text:style-name="P1"/>
      <text:p text:style-name="P1">IDEIAS</text:p>
      <text:p text:style-name="P1"/>
      <text:p text:style-name="P1">→ usar o github para se organizar com as duplas</text:p>
      <text:p text:style-name="P1">→ ter uma tela p/ o usuário indicar se é leitor/administrados/bibliotecário, c/ uma opção de pesquisar livros</text:p>
      <text:p text:style-name="P1">→ ter uma senha para o leitor</text:p>
      <text:p text:style-name="P1">→ utilizar o hashmap como forma de armazenar as coleções de objetos</text:p>
      <text:p text:style-name="P1">→ implementar o DAO junto c/ as classes</text:p>
      <text:p text:style-name="P1"/>
      <text:p text:style-name="P1">METAS</text:p>
      <text:p text:style-name="P1">Fazer diagrama de casos de uso</text:p>
      <text:p text:style-name="P1">Fazer diagrama de classe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16:11:03.819000000</meta:creation-date>
    <dc:date>2023-08-23T16:06:45.155000000</dc:date>
    <meta:editing-duration>PT3H52M24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35" meta:word-count="156" meta:character-count="883" meta:non-whitespace-character-count="762"/>
  </office:meta>
</office:document-meta>
</file>